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2000000BE8F6449961C4317A7.png" manifest:media-type="image/png"/>
  <manifest:file-entry manifest:full-path="Pictures/10000201000000CD000001575D2E3CD3FF17E85E.png" manifest:media-type="image/png"/>
  <manifest:file-entry manifest:full-path="Pictures/100000000000005E0000005ED23911931E925A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" svg:font-family="Arial" style:font-family-generic="swiss"/>
    <style:font-face style:name="Calibri2" svg:font-family="Calibri" style:font-family-generic="swiss"/>
    <style:font-face style:name="Courier New1" svg:font-family="'Courier New'" style:font-family-generic="modern" style:font-pitch="fixed"/>
    <style:font-face style:name="Arial4" svg:font-family="Arial" style:font-family-generic="swiss" style:font-pitch="fixed"/>
    <style:font-face style:name="Courier New2" svg:font-family="'Courier New'" style:font-family-generic="swiss" style:font-pitch="fixed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roid Sans Devanagari1" svg:font-family="'Droid Sans Devanagari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Fiery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tellysbil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tellysbil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tellysbilde-notes">
      <style:graphic-properties draw:fill-color="#ffffff" fo:min-height="12.572cm"/>
    </style:style>
    <style:style style:name="pr4" style:family="presentation" style:parent-style-name="Tittel_20_og_20_innhold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tel_20_og_20_innhold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tel_20_og_20_innhold-notes">
      <style:graphic-properties draw:fill-color="#ffffff" fo:min-height="12.572cm"/>
    </style:style>
    <style:style style:name="pr7" style:family="presentation" style:parent-style-name="Tittel_20_og_20_innhold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8" style:family="presentation" style:parent-style-name="Tittel_20_og_20_innhold-title">
      <style:graphic-properties draw:auto-grow-height="true" fo:min-height="3.379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.127cm" fo:margin-bottom="0cm" fo:text-align="center" fo:text-indent="0cm"/>
      <style:text-properties fo:font-size="48pt" fo:font-weight="bold" style:font-size-asian="48pt" style:font-weight-asian="bold" style:font-size-complex="48pt" style:font-weight-complex="bold"/>
    </style:style>
    <style:style style:name="P9" style:family="paragraph">
      <style:paragraph-properties fo:margin-left="0cm" fo:margin-right="0cm" fo:margin-top="0.127cm" fo:margin-bottom="0cm" fo:text-indent="0cm"/>
      <style:text-properties fo:font-size="48pt" fo:font-weight="bold" style:font-size-asian="48pt" style:font-weight-asian="bold" style:font-size-complex="48pt" style:font-weight-complex="bold"/>
    </style:style>
    <style:style style:name="P10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bold" style:font-size-asian="48pt" style:font-style-asian="normal" style:font-weight-asian="bold" style:font-name-complex="Arial1" style:font-size-complex="48pt" style:font-style-complex="normal" style:font-weight-complex="bold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fo:font-variant="normal" fo:text-transform="none" fo:color="#007396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tellysbilde">
        <draw:frame draw:name="Tittel 1" presentation:style-name="pr1" draw:text-style-name="P2" draw:layer="layout" svg:width="21.589cm" svg:height="4.082cm" svg:x="1.905cm" svg:y="5.307cm" presentation:class="title" presentation:user-transformed="true">
          <draw:text-box>
            <text:p text:style-name="P1"><text:span text:style-name="T1">INF-1400 Obligatorisk Oppgave 3</text:span></text:p>
          </draw:text-box>
        </draw:frame>
        <draw:frame draw:name="Undertittel 2" presentation:style-name="pr2" draw:text-style-name="P4" draw:layer="layout" svg:width="21.565cm" svg:height="4.867cm" svg:x="1.929cm" svg:y="10.184cm" presentation:class="subtitle" presentation:user-transformed="true">
          <draw:text-box>
            <text:p text:style-name="P3"><text:span text:style-name="T2">Mayhem Clone</text:span></text:p>
            <text:p text:style-name="P3"><text:span text:style-name="T2">14.3.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roduksjon " draw:style-name="dp3" draw:master-page-name="Tittel_20_og_20_innhold" presentation:presentation-page-layout-name="AL1T11">
        <draw:frame draw:name="Tittel 1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1">Introduksjon </text:span></text:p>
          </draw:text-box>
        </draw:frame>
        <draw:frame draw:name="Plassholder for innhold 12" presentation:style-name="pr5" draw:text-style-name="P7" draw:layer="layout" svg:width="21.912cm" svg:height="12.152cm" svg:x="1.862cm" svg:y="4.864cm" presentation:class="outline" presentation:user-transformed="true">
          <draw:text-box>
            <text:list text:style-name="L3">
              <text:list-item>
                <text:p text:style-name="P6"><text:span text:style-name="T3">Python + Pygame</text:span></text:p>
              </text:list-item>
              <text:list-item>
                <text:p text:style-name="P6"><text:span text:style-name="T3">Objektorientert programmering: Klasser, metoder og arv</text:span></text:p>
              </text:list-item>
              <text:list-item>
                <text:p text:style-name="P6"><text:span text:style-name="T3">Sprites 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yhem" draw:style-name="dp3" draw:master-page-name="Tittel_20_og_20_innhold" presentation:presentation-page-layout-name="AL1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1">Mayhem</text:span></text:p>
          </draw:text-box>
        </draw:frame>
        <draw:frame draw:name="Content Placeholder 2" presentation:style-name="pr5" draw:text-style-name="P7" draw:layer="layout" svg:width="21.912cm" svg:height="12.152cm" svg:x="1.862cm" svg:y="4.864cm" presentation:class="outline" presentation:user-transformed="true">
          <draw:text-box>
            <text:list text:style-name="L3">
              <text:list-item>
                <text:p text:style-name="P6"><text:span text:style-name="T3">Et klassisk Amigaspill.</text:span></text:p>
              </text:list-item>
              <text:list-item>
                <text:p text:style-name="P6"><text:span text:style-name="T3">To-spillere</text:span></text:p>
              </text:list-item>
              <text:list-item>
                <text:p text:style-name="P6"><text:span text:style-name="T3">Én spiller per romskip, styrt av tastaturet.</text:span></text:p>
              </text:list-item>
              <text:list-item>
                <text:p text:style-name="P6"><text:span text:style-name="T3">Kan skyte ned hverandres romskip</text:span></text:p>
              </text:list-item>
              <text:list-item>
                <text:p text:style-name="P6"><text:span text:style-name="T3">To studenter kan samarbeide på en oppgave (må godkjennes).</text:span></text:p>
              </text:list-item>
              <text:list-item>
                <text:p text:style-name="P6"><text:span text:style-name="T3">Lever felles kode og rapport. </text:span></text:p>
              </text:list-item>
              <text:list-item>
                <text:p text:style-name="P6"><text:span text:style-name="T3">Én laster opp oppgaven på Fonter og krysser av medstudenten fra listen. </text:span></text:p>
              </text:list-item>
            </text:list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rav" draw:style-name="dp3" draw:master-page-name="Tittel_20_og_20_innhold" presentation:presentation-page-layout-name="AL1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1">Krav</text:span></text:p>
          </draw:text-box>
        </draw:frame>
        <draw:frame draw:name="Content Placeholder 2" presentation:style-name="pr5" draw:text-style-name="P7" draw:layer="layout" svg:width="21.912cm" svg:height="12.152cm" svg:x="1.862cm" svg:y="4.864cm" presentation:class="outline" presentation:user-transformed="true">
          <draw:text-box>
            <text:list text:style-name="L3">
              <text:list-item>
                <text:p text:style-name="P6"><text:span text:style-name="T3">Objektorientert programmering : Klasser, metoder og arv </text:span></text:p>
              </text:list-item>
              <text:list-item>
                <text:p text:style-name="P6"><text:span text:style-name="T3">Godt strukturert og kommentert kode.</text:span></text:p>
              </text:list-item>
              <text:list-item>
                <text:p text:style-name="P6"><text:span text:style-name="T3">To romskip, med fire «egenskaper»: rotatsjon venstre, rotasjon høyre, skyt og fart/motor.</text:span></text:p>
              </text:list-item>
              <text:list-item>
                <text:p text:style-name="P6"><text:span text:style-name="T3">MINST ett hinder. Utsende er valgfritt.</text:span></text:p>
              </text:list-item>
              <text:list-item>
                <text:p text:style-name="P6"><text:span text:style-name="T3">Romskipene kan kræsje. (veggene, hinder eller andre romskip)</text:span></text:p>
              </text:list-item>
              <text:list-item>
                <text:p text:style-name="P6"><text:span text:style-name="T3">Gravitasjon</text:span></text:p>
              </text:list-item>
              <text:list-item>
                <text:p text:style-name="P6"><text:span text:style-name="T3">Poengsystem (på skjerm!).</text:span></text:p>
              </text:list-item>
              <text:list-item>
                <text:p text:style-name="P6"><text:span text:style-name="T3">Begrenset bensintank. Kan fylles opp.</text:span></text:p>
              </text:list-item>
            </text:list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kniske Krav" draw:style-name="dp3" draw:master-page-name="Tittel_20_og_20_innhold" presentation:presentation-page-layout-name="AL1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1">Tekniske Krav</text:span></text:p>
          </draw:text-box>
        </draw:frame>
        <draw:frame draw:name="Content Placeholder 2" presentation:style-name="pr5" draw:text-style-name="P7" draw:layer="layout" svg:width="21.912cm" svg:height="12.152cm" svg:x="1.862cm" svg:y="4.864cm" presentation:class="outline" presentation:user-transformed="true">
          <draw:text-box>
            <text:list text:style-name="L3">
              <text:list-item>
                <text:p text:style-name="P6"><text:span text:style-name="T3">MINST to filer for å dele opp koden mer. </text:span></text:p>
              </text:list-item>
              <text:list-item>
                <text:p text:style-name="P6"><text:span text:style-name="T3">Game-loopen må ha en timer slik at spillet kan spilles på forskjellige maskiner (HINT: pygame.time.Clock? Tick?).</text:span></text:p>
              </text:list-item>
              <text:list-item>
                <text:p text:style-name="P6"><text:span text:style-name="T3">Start spillet med følgende idiom fra Python: </text:span><text:span text:style-name="T3"><text:line-break/></text:span><text:span text:style-name="T3"><text:tab/></text:span><text:span text:style-name="T4">if __name__ == '__main__':</text:span></text:p>
              </text:list-item>
              <text:list-item>
                <text:p text:style-name="P6"><text:span text:style-name="T3">Arv fra </text:span><text:span text:style-name="T5">sprite-</text:span><text:span text:style-name="T3">klassen til PyGame</text:span></text:p>
              </text:list-item>
              <text:list-item>
                <text:p text:style-name="P6"><text:span text:style-name="T3">Docstrings</text:span></text:p>
              </text:list-item>
              <text:list-item>
                <text:p text:style-name="P6"><text:span text:style-name="T3">Pydoc eller helst Sphinx</text:span></text:p>
              </text:list-item>
              <text:list-item>
                <text:p text:style-name="P6"><text:span text:style-name="T3">cProfiler</text:span></text:p>
              </text:list-item>
            </text:list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pport " draw:style-name="dp3" draw:master-page-name="Tittel_20_og_20_innhold" presentation:presentation-page-layout-name="AL1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1">Rapport </text:span></text:p>
          </draw:text-box>
        </draw:frame>
        <draw:frame draw:name="Content Placeholder 2" presentation:style-name="pr5" draw:text-style-name="P7" draw:layer="layout" svg:width="21.912cm" svg:height="12.152cm" svg:x="1.862cm" svg:y="4.864cm" presentation:class="outline" presentation:user-transformed="true">
          <draw:text-box>
            <text:list text:style-name="L3">
              <text:list-item>
                <text:p text:style-name="P6"><text:span text:style-name="T3">De som ikke var på gjennomgang av rapportskriving kan angre...</text:span></text:p>
              </text:list-item>
              <text:list-item>
                <text:p text:style-name="P6"><text:span text:style-name="T3">Se forøvrig kurs-git i mappa ’From TA’s’ </text:span></text:p>
              </text:list-item>
            </text:list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pgaver" draw:style-name="dp3" draw:master-page-name="Tittel_20_og_20_innhold" presentation:presentation-page-layout-name="AL1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1">Oppgaver</text:span></text:p>
          </draw:text-box>
        </draw:frame>
        <draw:frame draw:name="Content Placeholder 2" presentation:style-name="pr5" draw:text-style-name="P7" draw:layer="layout" svg:width="21.912cm" svg:height="12.152cm" svg:x="1.862cm" svg:y="4.864cm" presentation:class="outline" presentation:user-transformed="true">
          <draw:text-box>
            <text:list text:style-name="L3">
              <text:list-item>
                <text:p text:style-name="P6"><text:span text:style-name="T3">Besvar alle oppgavene</text:span></text:p>
              </text:list-item>
              <text:list-item>
                <text:p text:style-name="P6"><text:span text:style-name="T3">Relevant for eksamen</text:span></text:p>
              </text:list-item>
              <text:list-item>
                <text:p text:style-name="P6"><text:span text:style-name="T3">Leveres sammen med innleveringen</text:span></text:p>
              </text:list-item>
              <text:list-item>
                <text:p text:style-name="P6"><text:span text:style-name="T3">Ca. 600 ord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nlevering" draw:style-name="dp3" draw:master-page-name="Tittel_20_og_20_innhold" presentation:presentation-page-layout-name="AL1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1">Innlevering</text:span></text:p>
          </draw:text-box>
        </draw:frame>
        <draw:frame draw:name="Content Placeholder 2" presentation:style-name="pr7" draw:text-style-name="P7" draw:layer="layout" svg:width="21.912cm" svg:height="12.152cm" svg:x="1.862cm" svg:y="4.864cm" presentation:class="outline" presentation:user-transformed="true">
          <draw:text-box>
            <text:list text:style-name="L3">
              <text:list-item>
                <text:p text:style-name="P6"><text:span text:style-name="T3">inf1400-username-1/</text:span></text:p>
              </text:list-item>
              <text:list-item>
                <text:p text:style-name="P6"><text:span text:style-name="T3"><text:s text:c="19"/></text:span><text:span text:style-name="T3">|--src/</text:span></text:p>
              </text:list-item>
              <text:list-item>
                <text:p text:style-name="P6"><text:span text:style-name="T3"><text:s text:c="19"/></text:span><text:span text:style-name="T3">| <text:s text:c="3"/>|--all the source files here</text:span></text:p>
              </text:list-item>
              <text:list-item>
                <text:p text:style-name="P6"><text:span text:style-name="T3"><text:s text:c="19"/></text:span><text:span text:style-name="T3">| <text:s text:c="3"/>|--README</text:span></text:p>
              </text:list-item>
              <text:list-item>
                <text:p text:style-name="P6"><text:span text:style-name="T3"><text:s text:c="19"/></text:span><text:span text:style-name="T3">|</text:span></text:p>
              </text:list-item>
              <text:list-item>
                <text:p text:style-name="P6"><text:span text:style-name="T3"><text:s text:c="19"/></text:span><text:span text:style-name="T3">| --doc/</text:span></text:p>
              </text:list-item>
              <text:list-item>
                <text:p text:style-name="P6"><text:span text:style-name="T3"><text:s text:c="19"/></text:span><text:span text:style-name="T3">| <text:s text:c="3"/>| --pydoc/</text:span></text:p>
              </text:list-item>
              <text:list-item>
                <text:p text:style-name="P6"><text:span text:style-name="T3"><text:s text:c="19"/></text:span><text:span text:style-name="T3">| <text:s text:c="8"/>| -- all pydoc html files here</text:span></text:p>
              </text:list-item>
              <text:list-item>
                <text:p text:style-name="P6"><text:span text:style-name="T3"><text:s text:c="19"/></text:span><text:span text:style-name="T3">| <text:s text:c="3"/>|--report.pdf</text:span></text:p>
              </text:list-item>
              <text:list-item>
                <text:p text:style-name="P6"><text:span text:style-name="T3"><text:s text:c="19"/></text:span><text:span text:style-name="T3">| <text:s text:c="3"/>|--answers.pdf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MÅ være .pdf, Hvis ikke blir innleveringen </text:span><text:span text:style-name="T6">ikke</text:span><text:span text:style-name="T3"> godkjent</text:span></text:p>
              </text:list-item>
              <text:list-item>
                <text:p text:style-name="P6"><text:span text:style-name="T3">et zip arkiv</text:span></text:p>
              </text:list-item>
              <text:list-item>
                <text:p text:style-name="P6"><text:span text:style-name="T3">Frist: tirsdag 4. April 14:0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tel_20_og_20_innhold">
        <draw:frame presentation:style-name="pr8" draw:text-style-name="P9" draw:layer="layout" svg:width="21.888cm" svg:height="3.379cm" svg:x="1.862cm" svg:y="0.834cm" presentation:class="title">
          <draw:text-box>
            <text:p text:style-name="P8"><text:span text:style-name="T7">Frist: tirsdag 4. April 14:0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sk " draw:style-name="dp3" draw:master-page-name="Tittel_20_og_20_innhold" presentation:presentation-page-layout-name="AL1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1">Fusk </text:span></text:p>
          </draw:text-box>
        </draw:frame>
        <draw:frame draw:name="Content Placeholder 2" presentation:style-name="pr5" draw:text-style-name="P7" draw:layer="layout" svg:width="21.912cm" svg:height="12.152cm" svg:x="1.862cm" svg:y="4.864cm" presentation:class="outline" presentation:user-transformed="true">
          <draw:text-box>
            <text:list text:style-name="L3">
              <text:list-item>
                <text:p text:style-name="P6"><text:span text:style-name="T3">Kopiering av kode er ikke lov.</text:span></text:p>
              </text:list-item>
              <text:list-item>
                <text:p text:style-name="P6"><text:span text:style-name="T3">Kopiering av design fra en annens løsning, eller en løsning funnet på nettet er ikke lov.</text:span></text:p>
              </text:list-item>
              <text:list-item>
                <text:p text:style-name="P6"><text:span text:style-name="T3">Se på en annen løsning under arbeidet med oppgaven er ikke lov.</text:span></text:p>
              </text:list-item>
              <text:list-item>
                <text:p text:style-name="P6"><text:span text:style-name="T3">Feil bruk av referanser er ikke lov.</text:span></text:p>
              </text:list-item>
              <text:list-item>
                <text:p text:style-name="P6"><text:span text:style-name="T3">Få hjelp av en annen student til å løse et problem er lov.</text:span></text:p>
              </text:list-item>
              <text:list-item>
                <text:p text:style-name="P6"><text:span text:style-name="T3">Diskutere design med en annen student er lov.</text:span></text:p>
              </text:list-item>
              <text:list-item>
                <text:p text:style-name="P6"><text:span text:style-name="T3">Få løsningen (kode, design eller beskrivelse) er ikke lov.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ps &amp; Hint" draw:style-name="dp3" draw:master-page-name="Tittel_20_og_20_innhold" presentation:presentation-page-layout-name="AL1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1">Tips &amp; Hint</text:span></text:p>
          </draw:text-box>
        </draw:frame>
        <draw:frame draw:name="Content Placeholder 2" presentation:style-name="pr5" draw:text-style-name="P7" draw:layer="layout" svg:width="21.912cm" svg:height="12.152cm" svg:x="1.862cm" svg:y="4.864cm" presentation:class="outline" presentation:user-transformed="true">
          <draw:text-box>
            <text:p text:style-name="P10"><text:span text:style-name="T8"/></text:p>
            <text:p text:style-name="P10"><text:span text:style-name="T3"/></text:p>
            <text:list text:style-name="L3">
              <text:list-item>
                <text:p text:style-name="P10"><text:span text:style-name="T3">Hvis koden/spillet er treg: bruk cProfiler for å finne flaskehalsen.</text:span></text:p>
              </text:list-item>
              <text:list-item>
                <text:p text:style-name="P10"><text:span text:style-name="T3">Kan endre precoden</text:span></text:p>
              </text:list-item>
              <text:list-item>
                <text:p text:style-name="P10"><text:span text:style-name="T3">Start tidlig.</text:span></text:p>
              </text:list-item>
              <text:list-item>
                <text:p text:style-name="P10"><text:span text:style-name="T3">Spørsmål? </text:span></text:p>
              </text:list-item>
            </text:list>
            <text:p text:style-name="P10"><text:span text:style-name="T3"/></text:p>
            <text:list text:continue-numbering="true" text:style-name="L3">
              <text:list-item>
                <text:p text:style-name="P10"><text:span text:style-name="T3">Mer hints i oppgavetekste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RLs" draw:style-name="dp3" draw:master-page-name="Tittel_20_og_20_innhold" presentation:presentation-page-layout-name="AL1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1">URLs</text:span></text:p>
          </draw:text-box>
        </draw:frame>
        <draw:frame draw:name="Content Placeholder 2" presentation:style-name="pr5" draw:text-style-name="P7" draw:layer="layout" svg:width="21.912cm" svg:height="12.152cm" svg:x="1.862cm" svg:y="4.864cm" presentation:class="outline" presentation:user-transformed="true">
          <draw:text-box>
            <text:list text:style-name="L3">
              <text:list-item>
                <text:p text:style-name="P6"><text:span text:style-name="T9"><text:a xlink:href="http://www.lemonamiga.com/games/details.php?id=2972" xlink:type="simple">http://</text:a></text:span><text:span text:style-name="T9"><text:a xlink:href="http://www.lemonamiga.com/games/details.php?id=2972" xlink:type="simple">www.lemonamiga.com/games/details.php?id=2972</text:a></text:span></text:p>
              </text:list-item>
              <text:list-item>
                <text:p text:style-name="P6"><text:span text:style-name="T9"><text:a xlink:href="http://www.youtube.com/watch?v=iXG5Bu_xmQU" xlink:type="simple">http://</text:a></text:span><text:span text:style-name="T9"><text:a xlink:href="http://www.youtube.com/watch?v=iXG5Bu_xmQU" xlink:type="simple">www.youtube.com/watch?v=iXG5Bu_xmQU</text:a></text:span></text:p>
              </text:list-item>
              <text:list-item>
                <text:p text:style-name="P6"><text:span text:style-name="T9"><text:a xlink:href="http://eab.abime.net/showthread.php?t=2128" xlink:type="simple">http://</text:a></text:span><text:span text:style-name="T9"><text:a xlink:href="http://eab.abime.net/showthread.php?t=2128" xlink:type="simple">eab.abime.net/showthread.php?t=2128</text:a>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ommentarer fra tidligere innleveringer" draw:style-name="dp3" draw:master-page-name="Tittel_20_og_20_innhold" presentation:presentation-page-layout-name="AL1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1">Kommentarer fra tidligere innleveringer</text:span></text:p>
          </draw:text-box>
        </draw:frame>
        <draw:frame draw:name="Content Placeholder 2" presentation:style-name="pr5" draw:text-style-name="P7" draw:layer="layout" svg:width="21.912cm" svg:height="12.152cm" svg:x="1.862cm" svg:y="4.864cm" presentation:class="outline" presentation:user-transformed="true">
          <draw:text-box>
            <text:list text:style-name="L3">
              <text:list-item>
                <text:p text:style-name="P6"><text:span text:style-name="T3">Bruk en egen config-fil med globale konstanter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3">Bruk konstanter, ikke magic numbers!</text:span></text:p>
                  </text:list-item>
                </text:list>
              </text:list-item>
              <text:list-item>
                <text:p text:style-name="P6"><text:span text:style-name="T3">Unngå magic numbers</text:span></text:p>
                <text:list>
                  <text:list-item>
                    <text:p text:style-name="P6"><text:span text:style-name="T3">If ball.x &gt; 780 #Aldri gjør dette</text:span></text:p>
                  </text:list-item>
                  <text:list-item>
                    <text:p text:style-name="P6"><text:span text:style-name="T3">If ball.x &gt; 800-20 #Ikke gjør dette</text:span></text:p>
                  </text:list-item>
                  <text:list-item>
                    <text:p text:style-name="P6"><text:span text:style-name="T3">If ball.x &gt; screen.width – ball.radius #Gjør dette</text:span></text:p>
                  </text:list-item>
                </text:list>
              </text:list-item>
              <text:list-item>
                <text:p text:style-name="P6"><text:span text:style-name="T3">Putt ting i klasser</text:span></text:p>
                <text:list>
                  <text:list-item>
                    <text:p text:style-name="P6"><text:span text:style-name="T3">«Hvem/hva gjør dette?»</text:span></text:p>
                  </text:list-item>
                  <text:list-item>
                    <text:p text:style-name="P6"><text:span text:style-name="T3">Eksempel fra boids: Naturlig å putte reglene i Boid-klassen, siden det er boidene sitt ansvar å skifte retning</text:span></text:p>
                  </text:list-item>
                </text:list>
              </text:list-item>
            </text:list>
            <text:p text:style-name="P11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" svg:font-family="Arial" style:font-family-generic="swiss"/>
    <style:font-face style:name="Calibri2" svg:font-family="Calibri" style:font-family-generic="swiss"/>
    <style:font-face style:name="Courier New1" svg:font-family="'Courier New'" style:font-family-generic="modern" style:font-pitch="fixed"/>
    <style:font-face style:name="Arial4" svg:font-family="Arial" style:font-family-generic="swiss" style:font-pitch="fixed"/>
    <style:font-face style:name="Courier New2" svg:font-family="'Courier New'" style:font-family-generic="swiss" style:font-pitch="fixed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roid Sans Devanagari1" svg:font-family="'Droid Sans Devanagari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2" draw:display-name="Gradient 2" draw:style="linear" draw:start-color="#ffffff" draw:end-color="#a8c8e0" draw:start-intensity="100%" draw:end-intensity="100%" draw:angle="350" draw:border="54%"/>
    <draw:gradient draw:name="Gradient_20_3" draw:display-name="Gradient 3" draw:style="linear" draw:start-color="#9bc7c8" draw:end-color="#00617f" draw:start-intensity="100%" draw:end-intensity="100%" draw:angle="680" draw:border="0%"/>
    <draw:fill-image draw:name="Fiery" xlink:href="Pictures/100000000000005E0000005ED23911931E925AE7.png" xlink:type="simple" xlink:show="embed" xlink:actuate="onLoad"/>
    <draw:opacity draw:name="msTransGradient_20_1" draw:display-name="msTransGradient 1" draw:style="linear" draw:start="100%" draw:end="54%" draw:angle="350" draw:border="54%"/>
    <draw:opacity draw:name="msTransGradient_20_2" draw:display-name="msTransGradient 2" draw:style="linear" draw:start="100%" draw:end="54%" draw:angle="350" draw:border="5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tellysbilde-background" style:family="presentation">
      <style:graphic-properties draw:stroke="none" draw:fill="solid" draw:fill-color="#ffffff"/>
      <style:text-properties style:letter-kerning="true"/>
    </style:style>
    <style:style style:name="Tittellysbil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lysbil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lysbilde-outline1" style:family="presentation">
      <style:graphic-properties draw:stroke="none" draw:fill="none" draw:auto-grow-height="false" draw:fit-to-size="shrink-to-fit">
        <text:list-style style:name="Tittellysbil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letter-spacing="normal" fo:language="nn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Arial1" style:font-family-complex="Arial" style:font-family-generic-complex="swiss" style:font-pitch-complex="variable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lysbilde-outline2" style:family="presentation" style:parent-style-name="Tittellysbil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tellysbilde-outline3" style:family="presentation" style:parent-style-name="Tittellysbil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tellysbilde-outline4" style:family="presentation" style:parent-style-name="Tittellysbil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tellysbilde-outline5" style:family="presentation" style:parent-style-name="Tittellysbilde-outline4">
      <style:paragraph-properties fo:margin-top="0.1cm" fo:margin-bottom="0cm"/>
      <style:text-properties fo:font-size="20pt" style:font-size-asian="20pt" style:font-size-complex="20pt"/>
    </style:style>
    <style:style style:name="Tittellysbilde-outline6" style:family="presentation" style:parent-style-name="Tittellysbilde-outline5">
      <style:paragraph-properties fo:margin-top="0.1cm" fo:margin-bottom="0cm"/>
      <style:text-properties fo:font-size="20pt" style:font-size-asian="20pt" style:font-size-complex="20pt"/>
    </style:style>
    <style:style style:name="Tittellysbilde-outline7" style:family="presentation" style:parent-style-name="Tittellysbilde-outline6">
      <style:paragraph-properties fo:margin-top="0.1cm" fo:margin-bottom="0cm"/>
      <style:text-properties fo:font-size="20pt" style:font-size-asian="20pt" style:font-size-complex="20pt"/>
    </style:style>
    <style:style style:name="Tittellysbilde-outline8" style:family="presentation" style:parent-style-name="Tittellysbilde-outline7">
      <style:paragraph-properties fo:margin-top="0.1cm" fo:margin-bottom="0cm"/>
      <style:text-properties fo:font-size="20pt" style:font-size-asian="20pt" style:font-size-complex="20pt"/>
    </style:style>
    <style:style style:name="Tittellysbilde-outline9" style:family="presentation" style:parent-style-name="Tittellysbilde-outline8">
      <style:paragraph-properties fo:margin-top="0.1cm" fo:margin-bottom="0cm"/>
      <style:text-properties fo:font-size="20pt" style:font-size-asian="20pt" style:font-size-complex="20pt"/>
    </style:style>
    <style:style style:name="Tittellysbilde-subtitle" style:family="presentation">
      <style:graphic-properties draw:stroke="none" draw:fill="none" draw:textarea-vertical-align="middle">
        <text:list-style style:name="Tittellysbil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lysbilde-title" style:family="presentation">
      <style:graphic-properties draw:stroke="none" draw:fill="none" draw:textarea-vertical-align="middle">
        <text:list-style style:name="Tittellysbil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nn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Arial1" style:font-family-complex="Arial" style:font-family-generic-complex="swiss" style:font-pitch-complex="variable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solid" draw:fill-color="#ffffff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shrink-to-fit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letter-spacing="normal" fo:language="nn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Arial1" style:font-family-complex="Arial" style:font-family-generic-complex="swiss" style:font-pitch-complex="variable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top="0.1cm" fo:margin-bottom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top="0.1cm" fo:margin-bottom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top="0.1cm" fo:margin-bottom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top="0.1cm" fo:margin-bottom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top="0.1cm" fo:margin-bottom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nn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Arial1" style:font-family-complex="Arial" style:font-family-generic-complex="swiss" style:font-pitch-complex="variable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gradient" draw:fill-gradient-name="Gradient_20_2" draw:opacity-name="msTransGradient_20_1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solid" svg:stroke-width="0.071cm" svg:stroke-color="#ffffff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5" style:family="graphic" style:parent-style-name="standard">
      <style:graphic-properties draw:stroke="solid" svg:stroke-width="0.071cm" svg:stroke-color="#15718f" svg:stroke-opacity="16%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standard">
      <style:graphic-properties draw:stroke="solid" svg:stroke-width="0.053cm" svg:stroke-color="#00617f" svg:stroke-opacity="60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7" style:family="graphic" style:parent-style-name="standard">
      <style:graphic-properties draw:stroke="solid" svg:stroke-width="0.035cm" svg:stroke-color="#00617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8" style:family="graphic" style:parent-style-name="standard">
      <style:graphic-properties draw:stroke="none" svg:stroke-width="0.026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9" style:family="graphic" style:parent-style-name="standard">
      <style:graphic-properties draw:stroke="solid" svg:stroke-width="0.071cm" svg:stroke-color="#9bc7c8" svg:stroke-opacity="35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0" style:family="graphic" style:parent-style-name="standard">
      <style:graphic-properties draw:stroke="solid" svg:stroke-width="0.053cm" svg:stroke-color="#9bc7c8" svg:stroke-opacity="60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1" style:family="graphic" style:parent-style-name="standard">
      <style:graphic-properties draw:stroke="solid" svg:stroke-width="0.053cm" svg:stroke-color="#9bc7c8" svg:stroke-opacity="25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2" style:family="graphic" style:parent-style-name="standard">
      <style:graphic-properties draw:stroke="solid" svg:stroke-width="0.141cm" svg:stroke-color="#f1b523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>
      <style:graphic-properties draw:stroke="solid" svg:stroke-width="0.035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5" style:family="graphic" style:parent-style-name="standard">
      <style:graphic-properties draw:stroke="none" svg:stroke-width="0.026cm" draw:fill="gradient" draw:fill-gradient-name="Gradient_20_2" draw:opacity-name="msTrans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tellysbil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tellysbil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tellysbil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tel_20_og_20_innhold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tel_20_og_20_innhold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tel_20_og_20_innhold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tel_20_og_20_innhold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tel_20_og_20_innhol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font-size="26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0" style:family="paragraph">
      <loext:graphic-properties draw:fill="gradient" draw:fill-gradient-name="Gradient_20_2" draw:opacity-name="msTransGradient_20_2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18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tellysbilde" style:page-layout-name="PM1" draw:style-name="Mdp1">
      <draw:custom-shape draw:name="Rektangel 7" draw:style-name="Mgr3" draw:text-style-name="MP5" draw:layer="backgroundobjects" svg:width="25.399cm" svg:height="19.049cm" svg:x="-0.176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Rett linje 9" draw:style-name="Mgr4" draw:text-style-name="MP6" draw:layer="backgroundobjects" svg:x1="25.4cm" svg:y1="13.256cm" svg:x2="23.278cm" svg:y2="19.05cm">
        <text:p/>
      </draw:line>
      <draw:line draw:name="Rett linje 11" draw:style-name="Mgr5" draw:text-style-name="MP6" draw:layer="backgroundobjects" svg:x1="25.4cm" svg:y1="16.25cm" svg:x2="19.242cm" svg:y2="19.049cm">
        <text:p/>
      </draw:line>
      <draw:line draw:name="Rett linje 13" draw:style-name="Mgr6" draw:text-style-name="MP6" draw:layer="backgroundobjects" svg:x1="25.4cm" svg:y1="15.822cm" svg:x2="24.13cm" svg:y2="19.049cm">
        <text:p/>
      </draw:line>
      <draw:line draw:name="Rett linje 15" draw:style-name="Mgr7" draw:text-style-name="MP6" draw:layer="backgroundobjects" svg:x1="2.139cm" svg:y1="4.453cm" svg:x2="23.774cm" svg:y2="4.458cm">
        <text:p/>
      </draw:line>
      <draw:custom-shape draw:name="Rektangel 8" draw:style-name="Mgr8" draw:text-style-name="MP7" draw:layer="backgroundobjects" svg:width="25.399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tel 1" presentation:style-name="Mpr1" draw:text-style-name="MP9" draw:layer="backgroundobjects" svg:width="21.589cm" svg:height="4.082cm" svg:x="1.905cm" svg:y="5.307cm" presentation:class="title" presentation:user-transformed="true">
        <draw:text-box>
          <text:p text:style-name="MP8"><text:span text:style-name="MT1">Click to edit Master title style</text:span></text:p>
        </draw:text-box>
      </draw:frame>
      <draw:line draw:name="Rett linje 14" draw:style-name="Mgr9" draw:text-style-name="MP6" draw:layer="backgroundobjects" svg:x1="6.083cm" svg:y1="19.05cm" svg:x2="25.4cm" svg:y2="10.417cm">
        <text:p/>
      </draw:line>
      <draw:line draw:name="Rett linje 16" draw:style-name="Mgr10" draw:text-style-name="MP6" draw:layer="backgroundobjects" svg:x1="16.528cm" svg:y1="7.111cm" svg:x2="22.167cm" svg:y2="19.049cm">
        <text:p/>
      </draw:line>
      <draw:line draw:name="Rett linje 17" draw:style-name="Mgr11" draw:text-style-name="MP6" draw:layer="backgroundobjects" svg:x1="14.917cm" svg:y1="11.128cm" svg:x2="25.4cm" svg:y2="15.306cm">
        <text:p/>
      </draw:line>
      <draw:line draw:name="Rett linje 11" draw:style-name="Mgr12" draw:text-style-name="MP6" draw:layer="backgroundobjects" svg:x1="19.24cm" svg:y1="0cm" svg:x2="11.962cm" svg:y2="19.05cm">
        <text:p/>
      </draw:line>
      <draw:frame draw:name="Bilde 22" draw:style-name="Mgr13" draw:text-style-name="MP6" draw:layer="backgroundobjects" svg:width="3.777cm" svg:height="6.32cm" svg:x="0cm" svg:y="0cm">
        <draw:image xlink:href="Pictures/10000201000000CD000001575D2E3CD3FF17E85E.png" xlink:type="simple" xlink:show="embed" xlink:actuate="onLoad">
          <text:p/>
        </draw:image>
      </draw:frame>
      <draw:line draw:name="Rett linje 27" draw:style-name="Mgr14" draw:text-style-name="MP6" draw:layer="backgroundobjects" svg:x1="2.196cm" svg:y1="9.64cm" svg:x2="14.917cm" svg:y2="9.644cm">
        <text:p/>
      </draw:line>
      <draw:frame draw:name="Bilde 13" draw:style-name="Mgr13" draw:text-style-name="MP6" draw:layer="backgroundobjects" svg:width="1.51cm" svg:height="1.479cm" svg:x="22.587cm" svg:y="16.64cm">
        <draw:image xlink:href="Pictures/10000201000000C2000000BE8F6449961C4317A7.png" xlink:type="simple" xlink:show="embed" xlink:actuate="onLoad">
          <text:p/>
        </draw:image>
      </draw:frame>
      <draw:frame presentation:style-name="Tittellysbil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tellysbilde-title" draw:layer="backgroundobjects" svg:width="13.968cm" svg:height="10.476cm" svg:x="3.81cm" svg:y="2.123cm" presentation:class="page"/>
        <draw:frame presentation:style-name="Tittellysbil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tel_20_og_20_innhold" style:display-name="Tittel og innhold" style:page-layout-name="PM1" draw:style-name="Mdp1">
      <draw:custom-shape draw:name="Rektangel 7" draw:style-name="Mgr15" draw:text-style-name="MP10" draw:layer="backgroundobjects" svg:width="25.399cm" svg:height="19.049cm" svg:x="-0.176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Rett linje 9" draw:style-name="Mgr4" draw:text-style-name="MP6" draw:layer="backgroundobjects" svg:x1="25.4cm" svg:y1="13.256cm" svg:x2="23.278cm" svg:y2="19.05cm">
        <text:p/>
      </draw:line>
      <draw:line draw:name="Rett linje 11" draw:style-name="Mgr5" draw:text-style-name="MP6" draw:layer="backgroundobjects" svg:x1="25.4cm" svg:y1="16.25cm" svg:x2="19.242cm" svg:y2="19.049cm">
        <text:p/>
      </draw:line>
      <draw:line draw:name="Rett linje 13" draw:style-name="Mgr6" draw:text-style-name="MP6" draw:layer="backgroundobjects" svg:x1="25.4cm" svg:y1="15.822cm" svg:x2="24.13cm" svg:y2="19.049cm">
        <text:p/>
      </draw:line>
      <draw:line draw:name="Rett linje 15" draw:style-name="Mgr7" draw:text-style-name="MP6" draw:layer="backgroundobjects" svg:x1="2.139cm" svg:y1="4.453cm" svg:x2="23.774cm" svg:y2="4.458cm">
        <text:p/>
      </draw:line>
      <draw:frame draw:name="Tittel 1" presentation:style-name="Mpr4" draw:text-style-name="MP9" draw:layer="backgroundobjects" svg:width="21.888cm" svg:height="3.379cm" svg:x="1.862cm" svg:y="0.834cm" presentation:class="title" presentation:user-transformed="true">
        <draw:text-box>
          <text:p text:style-name="MP8"><text:span text:style-name="MT1">Click to edit Master title style</text:span></text:p>
        </draw:text-box>
      </draw:frame>
      <draw:frame draw:name="Plassholder for innhold 2" presentation:style-name="Mpr5" draw:text-style-name="MP13" draw:layer="backgroundobjects" svg:width="21.912cm" svg:height="12.152cm" svg:x="1.862cm" svg:y="4.864cm" presentation:class="outline" presentation:user-transformed="true">
        <draw:text-box>
          <text:list text:style-name="ML4">
            <text:list-item>
              <text:p text:style-name="MP11"><text:span text:style-name="MT2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ssholder for dato 3" presentation:style-name="Mpr6" draw:text-style-name="MP15" draw:layer="backgroundobjects" svg:width="1.798cm" svg:height="1.013cm" svg:x="1.979cm" svg:y="17.657cm" presentation:class="date-time" presentation:user-transformed="true">
        <draw:text-box>
          <text:p text:style-name="MP14"><text:span text:style-name="MT4"><text:date style:data-style-name="D1" text:date-value="2017-03-14">14/03/17</text:date></text:span></text:p>
        </draw:text-box>
      </draw:frame>
      <draw:frame draw:name="Plassholder for bunntekst 4" presentation:style-name="Mpr6" draw:text-style-name="MP16" draw:layer="backgroundobjects" svg:width="8.042cm" svg:height="1.013cm" svg:x="4.142cm" svg:y="17.657cm" presentation:class="footer" presentation:user-transformed="true">
        <draw:text-box>
          <text:p/>
        </draw:text-box>
      </draw:frame>
      <draw:frame draw:name="Plassholder for lysbildenummer 5" presentation:style-name="Mpr6" draw:text-style-name="MP18" draw:layer="backgroundobjects" svg:width="5.074cm" svg:height="1.013cm" svg:x="18.203cm" svg:y="17.657cm" presentation:class="page-number" presentation:user-transformed="true">
        <draw:text-box>
          <text:p text:style-name="MP17"><text:span text:style-name="MT5"><text:page-number>&lt;number&gt;</text:page-number></text:span></text:p>
        </draw:text-box>
      </draw:frame>
      <presentation:notes style:page-layout-name="PM0">
        <draw:page-thumbnail presentation:style-name="Tittel_20_og_20_innhold-title" draw:layer="backgroundobjects" svg:width="13.968cm" svg:height="10.476cm" svg:x="3.81cm" svg:y="2.123cm" presentation:class="page"/>
        <draw:frame presentation:style-name="Tittel_20_og_20_innhold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F-1400 Obligatorisk Oppgave 1</dc:title>
    <meta:initial-creator>Ida</meta:initial-creator>
    <meta:editing-cycles>26</meta:editing-cycles>
    <meta:creation-date>2014-01-19T17:33:23</meta:creation-date>
    <dc:date>2017-03-14T12:09:11.029695113</dc:date>
    <meta:editing-duration>PT9H13M2S</meta:editing-duration>
    <meta:generator>LibreOffice/5.2.5.1$Linux_X86_64 LibreOffice_project/20m0$Build-1</meta:generator>
    <meta:document-statistic meta:object-count="9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  <meta:template xlink:type="simple" xlink:actuate="onRequest" xlink:title="Mal_blaa" xlink:href=""/>
  </office:meta>
</office:document-meta>
</file>